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osisPrube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ada</text:p>
          </table:table-cell>
          <table:table-cell office:value-type="string" calcext:value-type="string">
            <text:p>Počátek-Konec</text:p>
          </table:table-cell>
          <table:table-cell office:value-type="string" calcext:value-type="string">
            <text:p>Doba trvání [dny]</text:p>
          </table:table-cell>
          <table:table-cell office:value-type="string" calcext:value-type="string">
            <text:p>Pokrytí [%]</text:p>
          </table:table-cell>
          <table:table-cell office:value-type="string" calcext:value-type="string">
            <text:p>Nadmořská výška ISS [km]</text:p>
          </table:table-cell>
        </table:table-row>
        <table:table-row table:style-name="ro1">
          <table:table-cell/>
          <table:table-cell office:value-type="string" calcext:value-type="string">
            <text:p>DO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Červenec 2009-</text:p>
          </table:table-cell>
          <table:table-cell office:value-type="string" calcext:value-type="string">
            <text:p>136 (127)</text:p>
          </table:table-cell>
          <table:table-cell office:value-type="string" calcext:value-type="string">
            <text:p>93,3</text:p>
          </table:table-cell>
          <table:table-cell office:value-type="string" calcext:value-type="string">
            <text:p>339-3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opad 2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istopad 2009-</text:p>
          </table:table-cell>
          <table:table-cell office:value-type="string" calcext:value-type="string">
            <text:p>191 (178)</text:p>
          </table:table-cell>
          <table:table-cell office:value-type="string" calcext:value-type="string">
            <text:p>93,2</text:p>
          </table:table-cell>
          <table:table-cell office:value-type="string" calcext:value-type="string">
            <text:p>337-3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věten 20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SIS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věten 2012-</text:p>
          </table:table-cell>
          <table:table-cell office:value-type="string" calcext:value-type="string">
            <text:p>125 (113)</text:p>
          </table:table-cell>
          <table:table-cell office:value-type="string" calcext:value-type="string">
            <text:p>90,4</text:p>
          </table:table-cell>
          <table:table-cell office:value-type="string" calcext:value-type="string">
            <text:p>397-4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áří 20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Říjen 2012-</text:p>
          </table:table-cell>
          <table:table-cell office:value-type="string" calcext:value-type="string">
            <text:p>144 (137)</text:p>
          </table:table-cell>
          <table:table-cell office:value-type="string" calcext:value-type="string">
            <text:p>95,1</text:p>
          </table:table-cell>
          <table:table-cell office:value-type="string" calcext:value-type="string">
            <text:p>407-4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řezen 2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řezen 2013-</text:p>
          </table:table-cell>
          <table:table-cell office:value-type="string" calcext:value-type="string">
            <text:p>167 (156)</text:p>
          </table:table-cell>
          <table:table-cell office:value-type="string" calcext:value-type="string">
            <text:p>93,4</text:p>
          </table:table-cell>
          <table:table-cell office:value-type="string" calcext:value-type="string">
            <text:p>407-4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áří 2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áří 2013-</text:p>
          </table:table-cell>
          <table:table-cell office:value-type="string" calcext:value-type="string">
            <text:p>167 (156)</text:p>
          </table:table-cell>
          <table:table-cell office:value-type="string" calcext:value-type="string">
            <text:p>93,4</text:p>
          </table:table-cell>
          <table:table-cell office:value-type="string" calcext:value-type="string">
            <text:p>413-4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řezen 20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řezen 2014-</text:p>
          </table:table-cell>
          <table:table-cell office:value-type="string" calcext:value-type="string">
            <text:p>170 (161)</text:p>
          </table:table-cell>
          <table:table-cell office:value-type="string" calcext:value-type="string">
            <text:p>94,4</text:p>
          </table:table-cell>
          <table:table-cell office:value-type="string" calcext:value-type="string">
            <text:p>407-4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áří 20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áří 2014-</text:p>
          </table:table-cell>
          <table:table-cell office:value-type="string" calcext:value-type="string">
            <text:p>167 (161)</text:p>
          </table:table-cell>
          <table:table-cell office:value-type="string" calcext:value-type="string">
            <text:p>96,4</text:p>
          </table:table-cell>
          <table:table-cell office:value-type="string" calcext:value-type="string">
            <text:p>413-4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řezen 20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</table:table-row>
      </table:table>
      <table:table table:name="davka&amp;ekvDavka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rel. chyb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DP</text:p>
          </table:table-cell>
          <table:table-cell office:value-type="string" calcext:value-type="string">
            <text:p>D [mGy]</text:p>
          </table:table-cell>
          <table:table-cell/>
          <table:table-cell office:value-type="string" calcext:value-type="string">
            <text:p>H [mSv]</text:p>
          </table:table-cell>
          <table:table-cell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15" calcext:value-type="float">
            <text:p>5.315</text:p>
          </table:table-cell>
          <table:table-cell table:formula="of:=[.B6]*[.$B$2]" office:value-type="float" office:value="1.063" calcext:value-type="float">
            <text:p>1.063</text:p>
          </table:table-cell>
          <table:table-cell office:value-type="float" office:value="88.2754" calcext:value-type="float">
            <text:p>88.2754</text:p>
          </table:table-cell>
          <table:table-cell table:formula="of:=[.D6]*[.$B$2]" office:value-type="float" office:value="17.65508" calcext:value-type="float">
            <text:p>17.65508</text:p>
          </table:table-cell>
          <table:table-cell table:formula="of:=[.D6]/[.B6]" office:value-type="float" office:value="16.6087300094073" calcext:value-type="float">
            <text:p>16.6087300094</text:p>
          </table:table-cell>
          <table:table-cell table:formula="of:=[.F6]*SQRT(([.C6]/[.B6])^2+([.E6]/[.D6])^2)" office:value-type="float" office:value="4.69765824661938" calcext:value-type="float">
            <text:p>4.6976582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686" calcext:value-type="float">
            <text:p>5.0686</text:p>
          </table:table-cell>
          <table:table-cell table:formula="of:=[.B7]*[.$B$2]" office:value-type="float" office:value="1.01372" calcext:value-type="float">
            <text:p>1.01372</text:p>
          </table:table-cell>
          <table:table-cell office:value-type="float" office:value="92.5693" calcext:value-type="float">
            <text:p>92.5693</text:p>
          </table:table-cell>
          <table:table-cell table:formula="of:=[.D7]*[.$B$2]" office:value-type="float" office:value="18.51386" calcext:value-type="float">
            <text:p>18.51386</text:p>
          </table:table-cell>
          <table:table-cell table:formula="of:=[.D7]/[.B7]" office:value-type="float" office:value="18.263287692854" calcext:value-type="float">
            <text:p>18.2632876929</text:p>
          </table:table-cell>
          <table:table-cell table:formula="of:=[.F7]*SQRT(([.C7]/[.B7])^2+([.E7]/[.D7])^2)" office:value-type="float" office:value="5.16563782975116" calcext:value-type="float">
            <text:p>5.1656378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113" calcext:value-type="float">
            <text:p>4.3113</text:p>
          </table:table-cell>
          <table:table-cell table:formula="of:=[.B8]*[.$B$2]" office:value-type="float" office:value="0.86226" calcext:value-type="float">
            <text:p>0.86226</text:p>
          </table:table-cell>
          <table:table-cell office:value-type="float" office:value="75.4191405129" calcext:value-type="float">
            <text:p>75.4191405129</text:p>
          </table:table-cell>
          <table:table-cell table:formula="of:=[.D8]*[.$B$2]" office:value-type="float" office:value="15.08382810258" calcext:value-type="float">
            <text:p>15.0838281026</text:p>
          </table:table-cell>
          <table:table-cell table:formula="of:=[.D8]/[.B8]" office:value-type="float" office:value="17.493364069515" calcext:value-type="float">
            <text:p>17.4933640695</text:p>
          </table:table-cell>
          <table:table-cell table:formula="of:=[.F8]*SQRT(([.C8]/[.B8])^2+([.E8]/[.D8])^2)" office:value-type="float" office:value="4.94787054372766" calcext:value-type="float">
            <text:p>4.94787054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ZAOKROUHLE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 [mGy]</text:p>
          </table:table-cell>
          <table:table-cell/>
          <table:table-cell office:value-type="string" calcext:value-type="string">
            <text:p>H [mSv]</text:p>
          </table:table-cell>
          <table:table-cell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table:formula="of:=ROUND([.B6];0)" office:value-type="float" office:value="5" calcext:value-type="float">
            <text:p>5</text:p>
          </table:table-cell>
          <table:table-cell table:formula="of:=ROUND([.C6];0)" office:value-type="float" office:value="1" calcext:value-type="float">
            <text:p>1</text:p>
          </table:table-cell>
          <table:table-cell table:formula="of:=ROUND([.D6];-1)" office:value-type="float" office:value="90" calcext:value-type="float">
            <text:p>90</text:p>
          </table:table-cell>
          <table:table-cell table:formula="of:=ROUND([.E6];-1)" office:value-type="float" office:value="20" calcext:value-type="float">
            <text:p>20</text:p>
          </table:table-cell>
          <table:table-cell table:formula="of:=ROUND([.F6];0)" office:value-type="float" office:value="17" calcext:value-type="float">
            <text:p>17</text:p>
          </table:table-cell>
          <table:table-cell table:formula="of:=ROUND([.G6];0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ROUND([.B7];0)" office:value-type="float" office:value="5" calcext:value-type="float">
            <text:p>5</text:p>
          </table:table-cell>
          <table:table-cell table:formula="of:=ROUND([.C7];0)" office:value-type="float" office:value="1" calcext:value-type="float">
            <text:p>1</text:p>
          </table:table-cell>
          <table:table-cell table:formula="of:=ROUND([.D7];-1)" office:value-type="float" office:value="90" calcext:value-type="float">
            <text:p>90</text:p>
          </table:table-cell>
          <table:table-cell table:formula="of:=ROUND([.E7];-1)" office:value-type="float" office:value="20" calcext:value-type="float">
            <text:p>20</text:p>
          </table:table-cell>
          <table:table-cell table:formula="of:=ROUND([.F7];0)" office:value-type="float" office:value="18" calcext:value-type="float">
            <text:p>18</text:p>
          </table:table-cell>
          <table:table-cell table:formula="of:=ROUND([.G7];0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ROUND([.B8];0)" office:value-type="float" office:value="4" calcext:value-type="float">
            <text:p>4</text:p>
          </table:table-cell>
          <table:table-cell table:formula="of:=ROUND([.C8];0)" office:value-type="float" office:value="1" calcext:value-type="float">
            <text:p>1</text:p>
          </table:table-cell>
          <table:table-cell table:formula="of:=ROUND([.D8];-1)" office:value-type="float" office:value="80" calcext:value-type="float">
            <text:p>80</text:p>
          </table:table-cell>
          <table:table-cell table:formula="of:=ROUND([.E8];-1)" office:value-type="float" office:value="20" calcext:value-type="float">
            <text:p>20</text:p>
          </table:table-cell>
          <table:table-cell table:formula="of:=ROUND([.F8];0)" office:value-type="float" office:value="17" calcext:value-type="float">
            <text:p>17</text:p>
          </table:table-cell>
          <table:table-cell table:formula="of:=ROUND([.G8];0)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RIKON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P</text:p>
          </table:table-cell>
          <table:table-cell office:value-type="string" calcext:value-type="string">
            <text:p>Drate [uGy/day]</text:p>
          </table:table-cell>
          <table:table-cell/>
          <table:table-cell office:value-type="string" calcext:value-type="string">
            <text:p>Hrate [uSv/day]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/186*1000" office:value-type="float" office:value="28.5752688172043" calcext:value-type="float">
            <text:p>28.5752688172</text:p>
          </table:table-cell>
          <table:table-cell table:formula="of:=[.C6]/186*1000" office:value-type="float" office:value="5.71505376344086" calcext:value-type="float">
            <text:p>5.7150537634</text:p>
          </table:table-cell>
          <table:table-cell table:formula="of:=[.D6]/186*1000" office:value-type="float" office:value="474.598924731183" calcext:value-type="float">
            <text:p>474.5989247312</text:p>
          </table:table-cell>
          <table:table-cell table:formula="of:=[.E6]/186*1000" office:value-type="float" office:value="94.9197849462366" calcext:value-type="float">
            <text:p>94.91978494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]/186*1000" office:value-type="float" office:value="27.2505376344086" calcext:value-type="float">
            <text:p>27.2505376344</text:p>
          </table:table-cell>
          <table:table-cell table:formula="of:=[.C7]/186*1000" office:value-type="float" office:value="5.45010752688172" calcext:value-type="float">
            <text:p>5.4501075269</text:p>
          </table:table-cell>
          <table:table-cell table:formula="of:=[.D7]/186*1000" office:value-type="float" office:value="497.684408602151" calcext:value-type="float">
            <text:p>497.6844086022</text:p>
          </table:table-cell>
          <table:table-cell table:formula="of:=[.E7]/186*1000" office:value-type="float" office:value="99.5368817204301" calcext:value-type="float">
            <text:p>99.53688172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]/186*1000" office:value-type="float" office:value="23.1790322580645" calcext:value-type="float">
            <text:p>23.1790322581</text:p>
          </table:table-cell>
          <table:table-cell table:formula="of:=[.C8]/186*1000" office:value-type="float" office:value="4.6358064516129" calcext:value-type="float">
            <text:p>4.6358064516</text:p>
          </table:table-cell>
          <table:table-cell table:formula="of:=[.D8]/186*1000" office:value-type="float" office:value="405.479250069355" calcext:value-type="float">
            <text:p>405.4792500694</text:p>
          </table:table-cell>
          <table:table-cell table:formula="of:=[.E8]/186*1000" office:value-type="float" office:value="81.095850013871" calcext:value-type="float">
            <text:p>81.095850013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ZAOKROUHLE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rate [uGy/day]</text:p>
          </table:table-cell>
          <table:table-cell/>
          <table:table-cell office:value-type="string" calcext:value-type="string">
            <text:p>Hrate [uSv/day]</text:p>
          </table:table-cell>
          <table:table-cell table:number-columns-repeated="3"/>
        </table:table-row>
        <table:table-row table:style-name="ro1">
          <table:table-cell/>
          <table:table-cell table:formula="of:=ROUND([.B19];0)" office:value-type="float" office:value="29" calcext:value-type="float">
            <text:p>29</text:p>
          </table:table-cell>
          <table:table-cell table:formula="of:=ROUND([.C19];0)" office:value-type="float" office:value="6" calcext:value-type="float">
            <text:p>6</text:p>
          </table:table-cell>
          <table:table-cell table:formula="of:=ROUND([.D19];-1)" office:value-type="float" office:value="470" calcext:value-type="float">
            <text:p>470</text:p>
          </table:table-cell>
          <table:table-cell table:formula="of:=ROUND([.E19];-1)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table:formula="of:=ROUND([.B20];0)" office:value-type="float" office:value="27" calcext:value-type="float">
            <text:p>27</text:p>
          </table:table-cell>
          <table:table-cell table:formula="of:=ROUND([.C20];0)" office:value-type="float" office:value="5" calcext:value-type="float">
            <text:p>5</text:p>
          </table:table-cell>
          <table:table-cell table:formula="of:=ROUND([.D20];-1)" office:value-type="float" office:value="500" calcext:value-type="float">
            <text:p>500</text:p>
          </table:table-cell>
          <table:table-cell table:formula="of:=ROUND([.E20];-1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formula="of:=ROUND([.B21];0)" office:value-type="float" office:value="23" calcext:value-type="float">
            <text:p>23</text:p>
          </table:table-cell>
          <table:table-cell table:formula="of:=ROUND([.C21];0)" office:value-type="float" office:value="5" calcext:value-type="float">
            <text:p>5</text:p>
          </table:table-cell>
          <table:table-cell table:formula="of:=ROUND([.D21];-1)" office:value-type="float" office:value="410" calcext:value-type="float">
            <text:p>410</text:p>
          </table:table-cell>
          <table:table-cell table:formula="of:=ROUND([.E21];-1)" office:value-type="float" office:value="80" calcext:value-type="float">
            <text:p>80</text:p>
          </table:table-cell>
          <table:table-cell table:number-columns-repeated="2"/>
        </table:table-row>
      </table:table>
      <table:table table:name="podily_D,H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LATIVNI PRISPEVKY k D a H pro 3. detektor</text:p>
          </table:table-cell>
          <table:table-cell table:number-columns-repeated="4"/>
          <table:table-cell table:style-name="ce3" office:value-type="string" calcext:value-type="string">
            <text:p>kontrola (OK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 [uGy]</text:p>
          </table:table-cell>
          <table:table-cell table:style-name="ce3" office:value-type="string" calcext:value-type="string">
            <text:p>H [mSv]</text:p>
          </table:table-cell>
          <table:table-cell table:number-columns-repeated="2"/>
          <table:table-cell table:formula="of:=[.B19]+[.E19]+[.H19]-[.B5]" office:value-type="float" office:value="-0.000000000200088834390044" calcext:value-type="float">
            <text:p>-2.00088834390044E-10</text:p>
          </table:table-cell>
          <table:table-cell table:formula="of:=[.C19]+[.F19]+[.I19]-[.C5]" office:value-type="float" office:value="-0.0000000000220126139538479" calcext:value-type="float">
            <text:p>-2.20126139538479E-11</text:p>
          </table:table-cell>
          <table:table-cell table:number-columns-repeated="2"/>
        </table:table-row>
        <table:table-row table:style-name="ro1">
          <table:table-cell/>
          <table:table-cell table:formula="of:=4.31129592097*1000" office:value-type="float" office:value="4311.29592097" calcext:value-type="float">
            <text:p>4311.29592097</text:p>
          </table:table-cell>
          <table:table-cell office:value-type="float" office:value="75.4191405129" calcext:value-type="float">
            <text:p>75.4191405129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15-33</text:p>
          </table:table-cell>
          <table:table-cell table:number-columns-repeated="2"/>
          <table:table-cell table:style-name="ce3" office:value-type="string" calcext:value-type="string">
            <text:p>33-200</text:p>
          </table:table-cell>
          <table:table-cell table:number-columns-repeated="2"/>
          <table:table-cell table:style-name="ce3" office:value-type="string" calcext:value-type="string">
            <text:p>200-9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_i [uGy]</text:p>
          </table:table-cell>
          <table:table-cell office:value-type="string" calcext:value-type="string">
            <text:p>H_i [mSv]</text:p>
          </table:table-cell>
          <table:table-cell/>
          <table:table-cell office:value-type="string" calcext:value-type="string">
            <text:p>D_i [uGy]</text:p>
          </table:table-cell>
          <table:table-cell office:value-type="string" calcext:value-type="string">
            <text:p>H_i [mSv]</text:p>
          </table:table-cell>
          <table:table-cell/>
          <table:table-cell office:value-type="string" calcext:value-type="string">
            <text:p>D_i [uGy]</text:p>
          </table:table-cell>
          <table:table-cell office:value-type="string" calcext:value-type="string">
            <text:p>H_i [mSv]</text:p>
          </table:table-cell>
        </table:table-row>
        <table:table-row table:style-name="ro1">
          <table:table-cell/>
          <table:table-cell office:value-type="float" office:value="64.7632796498" calcext:value-type="float">
            <text:p>64.7632796498</text:p>
          </table:table-cell>
          <table:table-cell office:value-type="float" office:value="0.218181733373" calcext:value-type="float">
            <text:p>0.2181817334</text:p>
          </table:table-cell>
          <table:table-cell/>
          <table:table-cell office:value-type="float" office:value="188.264623531" calcext:value-type="float">
            <text:p>188.264623531</text:p>
          </table:table-cell>
          <table:table-cell office:value-type="float" office:value="1.81219052658" calcext:value-type="float">
            <text:p>1.8121905266</text:p>
          </table:table-cell>
          <table:table-cell/>
          <table:table-cell office:value-type="float" office:value="216.858558991" calcext:value-type="float">
            <text:p>216.858558991</text:p>
          </table:table-cell>
          <table:table-cell office:value-type="float" office:value="4.37455004366" calcext:value-type="float">
            <text:p>4.3745500437</text:p>
          </table:table-cell>
        </table:table-row>
        <table:table-row table:style-name="ro1">
          <table:table-cell/>
          <table:table-cell office:value-type="float" office:value="122.355417121" calcext:value-type="float">
            <text:p>122.355417121</text:p>
          </table:table-cell>
          <table:table-cell office:value-type="float" office:value="0.525255580021" calcext:value-type="float">
            <text:p>0.52525558</text:p>
          </table:table-cell>
          <table:table-cell/>
          <table:table-cell office:value-type="float" office:value="241.836579837" calcext:value-type="float">
            <text:p>241.836579837</text:p>
          </table:table-cell>
          <table:table-cell office:value-type="float" office:value="2.99072211432" calcext:value-type="float">
            <text:p>2.9907221143</text:p>
          </table:table-cell>
          <table:table-cell/>
          <table:table-cell office:value-type="float" office:value="136.910296802" calcext:value-type="float">
            <text:p>136.910296802</text:p>
          </table:table-cell>
          <table:table-cell office:value-type="float" office:value="2.48920051954" calcext:value-type="float">
            <text:p>2.4892005195</text:p>
          </table:table-cell>
        </table:table-row>
        <table:table-row table:style-name="ro1">
          <table:table-cell/>
          <table:table-cell office:value-type="float" office:value="131.961061071" calcext:value-type="float">
            <text:p>131.961061071</text:p>
          </table:table-cell>
          <table:table-cell office:value-type="float" office:value="0.761373505554" calcext:value-type="float">
            <text:p>0.7613735056</text:p>
          </table:table-cell>
          <table:table-cell/>
          <table:table-cell office:value-type="float" office:value="198.488719692" calcext:value-type="float">
            <text:p>198.488719692</text:p>
          </table:table-cell>
          <table:table-cell office:value-type="float" office:value="3.06793780708" calcext:value-type="float">
            <text:p>3.0679378071</text:p>
          </table:table-cell>
          <table:table-cell/>
          <table:table-cell office:value-type="float" office:value="214.013803774" calcext:value-type="float">
            <text:p>214.013803774</text:p>
          </table:table-cell>
          <table:table-cell office:value-type="float" office:value="3.51679823821" calcext:value-type="float">
            <text:p>3.5167982382</text:p>
          </table:table-cell>
        </table:table-row>
        <table:table-row table:style-name="ro1">
          <table:table-cell/>
          <table:table-cell office:value-type="float" office:value="140.35647549" calcext:value-type="float">
            <text:p>140.35647549</text:p>
          </table:table-cell>
          <table:table-cell office:value-type="float" office:value="1.06303782846" calcext:value-type="float">
            <text:p>1.0630378285</text:p>
          </table:table-cell>
          <table:table-cell/>
          <table:table-cell office:value-type="float" office:value="220.150941504" calcext:value-type="float">
            <text:p>220.150941504</text:p>
          </table:table-cell>
          <table:table-cell office:value-type="float" office:value="4.1601670538" calcext:value-type="float">
            <text:p>4.1601670538</text:p>
          </table:table-cell>
          <table:table-cell/>
          <table:table-cell office:value-type="float" office:value="256.743105542" calcext:value-type="float">
            <text:p>256.743105542</text:p>
          </table:table-cell>
          <table:table-cell office:value-type="float" office:value="3.82882985507" calcext:value-type="float">
            <text:p>3.8288298551</text:p>
          </table:table-cell>
        </table:table-row>
        <table:table-row table:style-name="ro1">
          <table:table-cell table:number-columns-repeated="4"/>
          <table:table-cell office:value-type="float" office:value="318.536671394" calcext:value-type="float">
            <text:p>318.536671394</text:p>
          </table:table-cell>
          <table:table-cell office:value-type="float" office:value="7.62913890749" calcext:value-type="float">
            <text:p>7.6291389075</text:p>
          </table:table-cell>
          <table:table-cell/>
          <table:table-cell office:value-type="float" office:value="170.33632355" calcext:value-type="float">
            <text:p>170.33632355</text:p>
          </table:table-cell>
          <table:table-cell office:value-type="float" office:value="2.27756530097" calcext:value-type="float">
            <text:p>2.277565301</text:p>
          </table:table-cell>
        </table:table-row>
        <table:table-row table:style-name="ro1">
          <table:table-cell table:number-columns-repeated="4"/>
          <table:table-cell office:value-type="float" office:value="345.9863756" calcext:value-type="float">
            <text:p>345.9863756</text:p>
          </table:table-cell>
          <table:table-cell office:value-type="float" office:value="9.96140169627" calcext:value-type="float">
            <text:p>9.9614016963</text:p>
          </table:table-cell>
          <table:table-cell/>
          <table:table-cell office:value-type="float" office:value="216.730511865" calcext:value-type="float">
            <text:p>216.730511865</text:p>
          </table:table-cell>
          <table:table-cell office:value-type="float" office:value="2.65199423293" calcext:value-type="float">
            <text:p>2.6519942329</text:p>
          </table:table-cell>
        </table:table-row>
        <table:table-row table:style-name="ro1">
          <table:table-cell table:number-columns-repeated="4"/>
          <table:table-cell office:value-type="float" office:value="264.800120448" calcext:value-type="float">
            <text:p>264.800120448</text:p>
          </table:table-cell>
          <table:table-cell office:value-type="float" office:value="7.25306391895" calcext:value-type="float">
            <text:p>7.253063919</text:p>
          </table:table-cell>
          <table:table-cell/>
          <table:table-cell office:value-type="float" office:value="122.214103288" calcext:value-type="float">
            <text:p>122.214103288</text:p>
          </table:table-cell>
          <table:table-cell office:value-type="float" office:value="1.3573096156" calcext:value-type="float">
            <text:p>1.3573096156</text:p>
          </table:table-cell>
        </table:table-row>
        <table:table-row table:style-name="ro1">
          <table:table-cell table:number-columns-repeated="4"/>
          <table:table-cell office:value-type="float" office:value="295.15414742" calcext:value-type="float">
            <text:p>295.15414742</text:p>
          </table:table-cell>
          <table:table-cell office:value-type="float" office:value="7.26067704994" calcext:value-type="float">
            <text:p>7.2606770499</text:p>
          </table:table-cell>
          <table:table-cell/>
          <table:table-cell office:value-type="float" office:value="135.523403819" calcext:value-type="float">
            <text:p>135.523403819</text:p>
          </table:table-cell>
          <table:table-cell office:value-type="float" office:value="1.3205226359" calcext:value-type="float">
            <text:p>1.3205226359</text:p>
          </table:table-cell>
        </table:table-row>
        <table:table-row table:style-name="ro1">
          <table:table-cell table:number-columns-repeated="4"/>
          <table:table-cell office:value-type="float" office:value="309.311400581" calcext:value-type="float">
            <text:p>309.311400581</text:p>
          </table:table-cell>
          <table:table-cell office:value-type="float" office:value="6.89922234916" calcext:value-type="float">
            <text:p>6.899222349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oucet</text:p>
          </table:table-cell>
          <table:table-cell table:formula="of:=SUM([.B10:.B18])" office:value-type="float" office:value="459.4362333318" calcext:value-type="float">
            <text:p>459.4362333318</text:p>
          </table:table-cell>
          <table:table-cell table:formula="of:=SUM([.C10:.C18])" office:value-type="float" office:value="2.567848647408" calcext:value-type="float">
            <text:p>2.5678486474</text:p>
          </table:table-cell>
          <table:table-cell/>
          <table:table-cell table:formula="of:=SUM([.E10:.E18])" office:value-type="float" office:value="2382.529580007" calcext:value-type="float">
            <text:p>2382.529580007</text:p>
          </table:table-cell>
          <table:table-cell table:formula="of:=SUM([.F10:.F18])" office:value-type="float" office:value="51.03452142359" calcext:value-type="float">
            <text:p>51.0345214236</text:p>
          </table:table-cell>
          <table:table-cell/>
          <table:table-cell table:formula="of:=SUM([.H10:.H18])" office:value-type="float" office:value="1469.330107631" calcext:value-type="float">
            <text:p>1469.330107631</text:p>
          </table:table-cell>
          <table:table-cell table:formula="of:=SUM([.I10:.I18])" office:value-type="float" office:value="21.81677044188" calcext:value-type="float">
            <text:p>21.81677044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Podíly v %</text:p>
          </table:table-cell>
          <table:table-cell table:formula="of:=[.B19]/[.$B$5]*100" office:value-type="float" office:value="10.6565692022465" calcext:value-type="float">
            <text:p>10.6565692022</text:p>
          </table:table-cell>
          <table:table-cell table:formula="of:=[.C19]/[.$C$5]*100" office:value-type="float" office:value="3.40477049982926" calcext:value-type="float">
            <text:p>3.4047704998</text:p>
          </table:table-cell>
          <table:table-cell/>
          <table:table-cell table:formula="of:=[.E19]/[.$B$5]*100" office:value-type="float" office:value="55.2624923846785" calcext:value-type="float">
            <text:p>55.2624923847</text:p>
          </table:table-cell>
          <table:table-cell table:formula="of:=[.F19]/[.$C$5]*100" office:value-type="float" office:value="67.6678639885333" calcext:value-type="float">
            <text:p>67.6678639885</text:p>
          </table:table-cell>
          <table:table-cell/>
          <table:table-cell table:formula="of:=[.H19]/[.$B$5]*100" office:value-type="float" office:value="34.0809384130703" calcext:value-type="float">
            <text:p>34.0809384131</text:p>
          </table:table-cell>
          <table:table-cell table:formula="of:=[.I19]/[.$C$5]*100" office:value-type="float" office:value="28.9273655116083" calcext:value-type="float">
            <text:p>28.9273655116</text:p>
          </table:table-cell>
        </table:table-row>
        <table:table-row table:style-name="ro1">
          <table:table-cell table:style-name="ce3" office:value-type="string" calcext:value-type="string">
            <text:p>Podíly zaok.</text:p>
          </table:table-cell>
          <table:table-cell table:formula="of:=ROUND([.B21];0)" office:value-type="float" office:value="11" calcext:value-type="float">
            <text:p>11</text:p>
          </table:table-cell>
          <table:table-cell table:formula="of:=ROUND([.C21];0)" office:value-type="float" office:value="3" calcext:value-type="float">
            <text:p>3</text:p>
          </table:table-cell>
          <table:table-cell/>
          <table:table-cell table:formula="of:=ROUND([.E21];0)" office:value-type="float" office:value="55" calcext:value-type="float">
            <text:p>55</text:p>
          </table:table-cell>
          <table:table-cell table:formula="of:=ROUND([.F21];0)" office:value-type="float" office:value="68" calcext:value-type="float">
            <text:p>68</text:p>
          </table:table-cell>
          <table:table-cell/>
          <table:table-cell table:formula="of:=ROUND([.H21];0)" office:value-type="float" office:value="34" calcext:value-type="float">
            <text:p>34</text:p>
          </table:table-cell>
          <table:table-cell table:formula="of:=ROUND([.I21];0)"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4:52:51.084217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6:29:13.158793244</meta:creation-date>
    <meta:generator>LibreOffice/5.1.6.2$Linux_X86_64 LibreOffice_project/10m0$Build-2</meta:generator>
    <dc:date>2017-07-02T15:22:23.696884446</dc:date>
    <meta:editing-duration>PT2H46M33S</meta:editing-duration>
    <meta:editing-cycles>31</meta:editing-cycles>
    <meta:document-statistic meta:table-count="3" meta:cell-count="223" meta:object-count="0"/>
  </office:meta>
</office:document-meta>
</file>